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24930DA241026F548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71cm"/>
    </style:style>
    <style:style style:name="gr4" style:family="graphic" style:parent-style-name="objectwithoutfill">
      <style:graphic-properties svg:stroke-color="#ff9999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2cm" fo:min-width="5.3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2cm" fo:min-width="5.8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87cm" svg:height="15.477cm" svg:x="1.715cm" svg:y="1.524cm">
          <draw:image xlink:href="Pictures/100000000000021C0000024930DA241026F54853.png" xlink:type="simple" xlink:show="embed" xlink:actuate="onLoad">
            <text:p/>
          </draw:image>
        </draw:frame>
        <draw:frame draw:style-name="gr2" draw:text-style-name="P2" draw:layer="layout" svg:width="7.538cm" svg:height="1.673cm" svg:x="8.636cm" svg:y="11.027cm">
          <draw:text-box>
            <text:p><text:span text:style-name="T1">Motoren:</text:span></text:p>
            <text:p><text:span text:style-name="T2">libgazebo_ros_control.so</text:span></text:p>
          </draw:text-box>
        </draw:frame>
        <draw:frame draw:style-name="gr3" draw:text-style-name="P2" draw:layer="layout" svg:width="8.871cm" svg:height="1.673cm" svg:x="8.382cm" svg:y="6.201cm">
          <draw:text-box>
            <text:p><text:span text:style-name="T1">IMU:</text:span></text:p>
            <text:p><text:span text:style-name="T2">libgazebo_ros_imu_sensor.so</text:span></text:p>
          </draw:text-box>
        </draw:frame>
        <draw:line draw:style-name="gr4" draw:text-style-name="P3" draw:layer="layout" svg:x1="8.382cm" svg:y1="6.604cm" svg:x2="6.35cm" svg:y2="5.08cm">
          <text:p/>
        </draw:line>
        <draw:line draw:style-name="gr4" draw:text-style-name="P4" draw:layer="layout" svg:x1="8.89cm" svg:y1="11.43cm" svg:x2="7.927cm" svg:y2="10.573cm">
          <text:p/>
        </draw:line>
        <draw:line draw:style-name="gr5" draw:text-style-name="P4" draw:layer="layout" svg:x1="9.226cm" svg:y1="9.652cm" svg:x2="5.842cm" svg:y2="7.112cm">
          <text:p/>
        </draw:line>
        <draw:frame draw:style-name="gr2" draw:text-style-name="P2" draw:layer="layout" svg:width="7.538cm" svg:height="1.673cm" svg:x="9.226cm" svg:y="8.89cm">
          <draw:text-box>
            <text:p><text:span text:style-name="T3">Massenschwerpunkt des</text:span></text:p>
            <text:p><text:span text:style-name="T3">Body’s (kompletter Aufbau)</text:span></text:p>
          </draw:text-box>
        </draw:frame>
        <draw:frame draw:style-name="gr6" draw:text-style-name="P2" draw:layer="layout" svg:width="5.823cm" svg:height="2.072cm" svg:x="8.147cm" svg:y="2.54cm">
          <draw:text-box>
            <text:p><text:span text:style-name="T1">Laser-Sensor:</text:span></text:p>
            <text:p><text:span text:style-name="T4">libgazebo_ros_laser.so</text:span></text:p>
            <text:p><text:span text:style-name="T2"/></text:p>
          </draw:text-box>
        </draw:frame>
        <draw:line draw:style-name="gr4" draw:text-style-name="P3" draw:layer="layout" svg:x1="8.147cm" svg:y1="3.556cm" svg:x2="6.35cm" svg:y2="3.048cm">
          <text:p/>
        </draw:line>
        <draw:frame draw:style-name="gr7" draw:text-style-name="P2" draw:layer="layout" svg:width="6.378cm" svg:height="2.072cm" svg:x="8.777cm" svg:y="4.64cm">
          <draw:text-box>
            <text:p><text:span text:style-name="T1">Realsense-Camera:</text:span></text:p>
            <text:p><text:span text:style-name="T4">libgazebo_ros_camera.so</text:span></text:p>
            <text:p><text:span text:style-name="T2"/></text:p>
          </draw:text-box>
        </draw:frame>
        <draw:line draw:style-name="gr4" draw:text-style-name="P3" draw:layer="layout" svg:x1="8.89cm" svg:y1="5.08cm" svg:x2="6.35cm" svg:y2="4.064cm">
          <text:p/>
        </draw:line>
        <draw:frame draw:style-name="gr2" draw:text-style-name="P2" draw:layer="layout" svg:width="7.538cm" svg:height="1.673cm" svg:x="8.89cm" svg:y="13.462cm">
          <draw:text-box>
            <text:p><text:span text:style-name="T3">Batterie</text:span></text:p>
          </draw:text-box>
        </draw:frame>
        <draw:line draw:style-name="gr5" draw:text-style-name="P4" draw:layer="layout" svg:x1="8.89cm" svg:y1="13.716cm" svg:x2="6.096cm" svg:y2="8.636cm">
          <text:p/>
        </draw:line>
        <draw:frame draw:style-name="gr7" draw:text-style-name="P2" draw:layer="layout" svg:width="6.378cm" svg:height="2.072cm" svg:x="8.777cm" svg:y="4.64cm">
          <draw:text-box>
            <text:p><text:span text:style-name="T1">Realsense-Camera:</text:span></text:p>
            <text:p><text:span text:style-name="T4">libgazebo_ros_camera.so</text:span></text:p>
            <text:p><text:span text:style-name="T2"/></text:p>
          </draw:text-box>
        </draw:frame>
        <draw:frame draw:style-name="gr3" draw:text-style-name="P2" draw:layer="layout" svg:width="8.871cm" svg:height="1.673cm" svg:x="8.401cm" svg:y="7.725cm">
          <draw:text-box>
            <text:p><text:span text:style-name="T3">UP-Level Computer</text:span></text:p>
          </draw:text-box>
        </draw:frame>
        <draw:line draw:style-name="gr5" draw:text-style-name="P4" draw:layer="layout" svg:x1="8.636cm" svg:y1="8.128cm" svg:x2="5.842cm" svg:y2="6.858cm">
          <text:p/>
        </draw:line>
        <draw:frame draw:style-name="gr8" draw:text-style-name="P5" draw:layer="layout" svg:width="0.853cm" svg:height="0.962cm" svg:x="5.334cm" svg:y="10.722cm">
          <draw:text-box>
            <text:p><text:span text:style-name="T5">1</text:span></text:p>
          </draw:text-box>
        </draw:frame>
        <draw:frame draw:style-name="gr8" draw:text-style-name="P5" draw:layer="layout" svg:width="0.853cm" svg:height="0.962cm" svg:x="3.81cm" svg:y="10.214cm">
          <draw:text-box>
            <text:p><text:span text:style-name="T5">2</text:span></text:p>
          </draw:text-box>
        </draw:frame>
        <draw:frame draw:style-name="gr8" draw:text-style-name="P5" draw:layer="layout" svg:width="0.853cm" svg:height="0.962cm" svg:x="7.211cm" svg:y="9.714cm">
          <draw:text-box>
            <text:p><text:span text:style-name="T5">3</text:span></text:p>
          </draw:text-box>
        </draw:frame>
        <draw:frame draw:style-name="gr2" draw:text-style-name="P2" draw:layer="layout" svg:width="7.593cm" svg:height="1.673cm" svg:x="8.464cm" svg:y="15.599cm">
          <draw:text-box>
            <text:p><text:span text:style-name="T3">Kontaktpunkte der Subwheels</text:span></text:p>
          </draw:text-box>
        </draw:frame>
        <draw:line draw:style-name="gr9" draw:text-style-name="P4" draw:layer="layout" svg:x1="8.464cm" svg:y1="15.748cm" svg:x2="6.35cm" svg:y2="13.462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7:33:36.239320533</meta:creation-date>
    <dc:date>2018-02-08T16:23:02.450784961</dc:date>
    <meta:editing-duration>PT12M34S</meta:editing-duration>
    <meta:editing-cycles>7</meta:editing-cycles>
    <meta:generator>LibreOffice/5.1.6.2$Linux_X86_64 LibreOffice_project/10m0$Build-2</meta:generator>
    <meta:document-statistic meta:object-count="44"/>
  </office:meta>
</office:document-meta>
</file>